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2beba20"/>
    </style:style>
    <style:style style:name="P11" style:family="paragraph" style:parent-style-name="Table_20_Contents">
      <style:text-properties officeooo:paragraph-rsid="01f34d1f"/>
    </style:style>
    <style:style style:name="P12" style:family="paragraph" style:parent-style-name="Table_20_Contents">
      <style:text-properties officeooo:paragraph-rsid="014029c5"/>
    </style:style>
    <style:style style:name="P13" style:family="paragraph" style:parent-style-name="Table_20_Contents">
      <style:text-properties officeooo:paragraph-rsid="00b698e2"/>
    </style:style>
    <style:style style:name="P14" style:family="paragraph" style:parent-style-name="Table_20_Contents">
      <style:text-properties officeooo:paragraph-rsid="02a0406a"/>
    </style:style>
    <style:style style:name="P15" style:family="paragraph" style:parent-style-name="Table_20_Contents">
      <style:text-properties officeooo:paragraph-rsid="00bfdbd1"/>
    </style:style>
    <style:style style:name="P16" style:family="paragraph" style:parent-style-name="Table_20_Contents">
      <style:text-properties officeooo:paragraph-rsid="0127770a"/>
    </style:style>
    <style:style style:name="P17" style:family="paragraph" style:parent-style-name="Table_20_Contents">
      <style:text-properties officeooo:paragraph-rsid="026e31be"/>
    </style:style>
    <style:style style:name="P18" style:family="paragraph" style:parent-style-name="Table_20_Contents">
      <style:text-properties officeooo:paragraph-rsid="01536d5b"/>
    </style:style>
    <style:style style:name="P19" style:family="paragraph" style:parent-style-name="Table_20_Contents">
      <style:text-properties officeooo:paragraph-rsid="006e8e1a"/>
    </style:style>
    <style:style style:name="P20" style:family="paragraph" style:parent-style-name="Table_20_Contents">
      <style:text-properties officeooo:paragraph-rsid="017f7b3e"/>
    </style:style>
    <style:style style:name="P21" style:family="paragraph" style:parent-style-name="Table_20_Contents">
      <style:text-properties officeooo:paragraph-rsid="02ae0b54"/>
    </style:style>
    <style:style style:name="P22" style:family="paragraph" style:parent-style-name="Table_20_Contents">
      <style:text-properties officeooo:paragraph-rsid="024d698d"/>
    </style:style>
    <style:style style:name="P23" style:family="paragraph" style:parent-style-name="Table_20_Contents">
      <style:text-properties officeooo:paragraph-rsid="00e67b40"/>
    </style:style>
    <style:style style:name="P24" style:family="paragraph" style:parent-style-name="Table_20_Contents">
      <style:text-properties officeooo:paragraph-rsid="012d6f0c"/>
    </style:style>
    <style:style style:name="P25" style:family="paragraph" style:parent-style-name="Table_20_Contents">
      <style:text-properties officeooo:paragraph-rsid="009375c2"/>
    </style:style>
    <style:style style:name="P26" style:family="paragraph" style:parent-style-name="Table_20_Contents">
      <style:text-properties officeooo:paragraph-rsid="01262962"/>
    </style:style>
    <style:style style:name="P27" style:family="paragraph" style:parent-style-name="Table_20_Contents">
      <style:text-properties officeooo:paragraph-rsid="012a02c9"/>
    </style:style>
    <style:style style:name="P28" style:family="paragraph" style:parent-style-name="Table_20_Contents">
      <style:text-properties officeooo:paragraph-rsid="01f2ee4b"/>
    </style:style>
    <style:style style:name="P29" style:family="paragraph" style:parent-style-name="Table_20_Contents">
      <style:text-properties officeooo:paragraph-rsid="02b1223a"/>
    </style:style>
    <style:style style:name="P30" style:family="paragraph" style:parent-style-name="Table_20_Contents">
      <style:text-properties officeooo:paragraph-rsid="01d72fd8"/>
    </style:style>
    <style:style style:name="P31" style:family="paragraph" style:parent-style-name="Table_20_Contents">
      <style:text-properties officeooo:paragraph-rsid="011fee52"/>
    </style:style>
    <style:style style:name="P32" style:family="paragraph" style:parent-style-name="Table_20_Contents">
      <style:text-properties officeooo:paragraph-rsid="01c4af9a"/>
    </style:style>
    <style:style style:name="P33" style:family="paragraph" style:parent-style-name="Table_20_Contents">
      <style:text-properties officeooo:paragraph-rsid="0072b850"/>
    </style:style>
    <style:style style:name="P34" style:family="paragraph" style:parent-style-name="Table_20_Contents">
      <style:text-properties officeooo:paragraph-rsid="01daa4a7"/>
    </style:style>
    <style:style style:name="P35" style:family="paragraph" style:parent-style-name="Table_20_Contents">
      <style:text-properties officeooo:paragraph-rsid="02b1c54c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officeooo:paragraph-rsid="026e3ebc"/>
    </style:style>
    <style:style style:name="P38" style:family="paragraph" style:parent-style-name="Table_20_Contents">
      <style:text-properties officeooo:paragraph-rsid="026ef928"/>
    </style:style>
    <style:style style:name="P3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294e861"/>
    </style:style>
    <style:style style:name="P47" style:family="paragraph" style:parent-style-name="Table_20_Contents">
      <style:text-properties officeooo:paragraph-rsid="02b867ce"/>
    </style:style>
    <style:style style:name="P48" style:family="paragraph" style:parent-style-name="Table_20_Contents">
      <style:text-properties officeooo:paragraph-rsid="010e8474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3" style:family="paragraph" style:parent-style-name="Table_20_Contents">
      <style:text-properties officeooo:paragraph-rsid="015fc100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5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1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officeooo:paragraph-rsid="0258ad30"/>
    </style:style>
    <style:style style:name="P75" style:family="paragraph" style:parent-style-name="Table_20_Contents">
      <style:text-properties officeooo:paragraph-rsid="025e6e41"/>
    </style:style>
    <style:style style:name="P76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2" style:family="paragraph" style:parent-style-name="Table_20_Contents">
      <style:text-properties officeooo:paragraph-rsid="020801da"/>
    </style:style>
    <style:style style:name="P93" style:family="paragraph" style:parent-style-name="Table_20_Contents">
      <style:text-properties officeooo:paragraph-rsid="022a3a56"/>
    </style:style>
    <style:style style:name="P94" style:family="paragraph" style:parent-style-name="Table_20_Contents">
      <style:text-properties officeooo:paragraph-rsid="02062754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text-properties officeooo:paragraph-rsid="0230b508"/>
    </style:style>
    <style:style style:name="P97" style:family="paragraph" style:parent-style-name="Table_20_Contents">
      <style:text-properties officeooo:paragraph-rsid="022f0ff6"/>
    </style:style>
    <style:style style:name="P98" style:family="paragraph" style:parent-style-name="Table_20_Contents">
      <style:text-properties officeooo:paragraph-rsid="0049a42a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text-properties style:font-name="Courier New" fo:font-size="10pt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4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7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officeooo:rsid="02b867ce"/>
    </style:style>
    <style:style style:name="T14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officeooo:rsid="00c77656"/>
    </style:style>
    <style:style style:name="T15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0" style:family="text">
      <style:text-properties officeooo:rsid="0277dedb"/>
    </style:style>
    <style:style style:name="T161" style:family="text">
      <style:text-properties officeooo:rsid="023d069c"/>
    </style:style>
    <style:style style:name="T162" style:family="text">
      <style:text-properties fo:color="#000000" loext:opacity="100%" style:font-name="Courier New" style:font-name-complex="Courier New"/>
    </style:style>
    <style:style style:name="T16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4" style:family="text">
      <style:text-properties fo:font-style="normal" officeooo:rsid="023ec219" style:font-style-asian="normal" style:font-style-complex="normal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officeooo:rsid="0213f657"/>
    </style:style>
    <style:style style:name="T167" style:family="text">
      <style:text-properties officeooo:rsid="02984091"/>
    </style:style>
    <style:style style:name="T168" style:family="text">
      <style:text-properties officeooo:rsid="021570c6"/>
    </style:style>
    <style:style style:name="T169" style:family="text">
      <style:text-properties officeooo:rsid="0298730b"/>
    </style:style>
    <style:style style:name="T17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font-style="italic" officeooo:rsid="02afaaf5" style:font-style-asian="italic" style:font-style-complex="italic"/>
    </style:style>
    <style:style style:name="T192" style:family="text">
      <style:text-properties officeooo:rsid="02afaaf5"/>
    </style:style>
    <style:style style:name="T193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8">(); </text:span></text:span><text:span text:style-name="Source_20_Text"><text:span text:style-name="T29">and </text:span></text:span><text:span text:style-name="Source_20_Text"><text:span text:style-name="T28">randomUUIDv7</text:span></text:span><text:span text:style-name="Source_20_Text"><text:span text:style-name="T30">(); </text:span></text:span></text:p>
            <text:p text:style-name="P7"><text:span text:style-name="Source_20_Text"><text:span text:style-name="T31">timestampID([size=21[,alphabet=</text:span></text:span><text:span text:style-name="Source_20_Text"><text:span text:style-name="T27">BASE58</text:span></text:span><text:span text:style-name="Source_20_Text"><text:span text:style-name="T31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32">A-Za-z0-9</text:span></text:span><text:span text:style-name="Source_20_Text"><text:span text:style-name="T9">-</text:span></text:span><text:span text:style-name="Source_20_Text"><text:span text:style-name="T32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3">32; BASE36; BASE58; BASE62;</text:span></text:span></text:p>
            <text:p text:style-name="P8"><text:span text:style-name="Source_20_Text"><text:span text:style-name="T33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4">classof</text:span></text:span><text:span text:style-name="Source_20_Text"><text:span text:style-name="T16">(&lt;variable&gt;[,type[,throw=false]</text:span></text:span><text:span text:style-name="Source_20_Text"><text:span text:style-name="T35">]</text:span></text:span><text:span text:style-name="Source_20_Text"><text:span text:style-name="T16">);</text:span></text:span></text:p>
            <text:p text:style-name="P10"><text:span text:style-name="Source_20_Text"><text:span text:style-name="T29">ge</text:span></text:span><text:span text:style-name="Source_20_Text"><text:span text:style-name="T34">t</text:span></text:span><text:span text:style-name="Source_20_Text"><text:span text:style-name="T29">Typ</text:span></text:span><text:span text:style-name="Source_20_Text"><text:span text:style-name="T29">e</text:span></text:span><text:span text:style-name="Source_20_Text"><text:span text:style-name="T16">(&lt;variable&gt;[,type[,throw=false]</text:span></text:span><text:span text:style-name="Source_20_Text"><text:span text:style-name="T35">]</text:span></text:span><text:span text:style-name="Source_20_Text"><text:span text:style-name="T16">);</text:span></text:span></text:p>
            <text:p text:style-name="P11"><text:span text:style-name="Source_20_Text"><text:span text:style-name="T16">bind(&lt;</text:span></text:span><text:span text:style-name="Source_20_Text"><text:span text:style-name="T36">fn</text:span></text:span><text:span text:style-name="Source_20_Text"><text:span text:style-name="T16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1"><text:span text:style-name="Source_20_Text"><text:span text:style-name="T16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2"><text:span text:style-name="Source_20_Text"><text:span text:style-name="T16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6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6">F();</text:span></text:span></text:p>
            <text:p text:style-name="P13"><text:span text:style-name="Source_20_Text"><text:span text:style-name="T16">assertEq(&lt;msg&gt;,&lt;</text:span></text:span><text:span text:style-name="Source_20_Text"><text:span text:style-name="T48">v1</text:span></text:span><text:span text:style-name="Source_20_Text"><text:span text:style-name="T16">&gt;,&lt;</text:span></text:span><text:span text:style-name="Source_20_Text"><text:span text:style-name="T48">v2</text:span></text:span><text:span text:style-name="Source_20_Text"><text:span text:style-name="T16">&gt;[,strict=true]);</text:span></text:span></text:p>
            <text:p text:style-name="P14"><text:span text:style-name="Source_20_Text"><text:span text:style-name="T16">assertNotEq(&lt;m&gt;,&lt;</text:span></text:span><text:span text:style-name="Source_20_Text"><text:span text:style-name="T48">v1</text:span></text:span><text:span text:style-name="Source_20_Text"><text:span text:style-name="T16">&gt;,&lt;</text:span></text:span><text:span text:style-name="Source_20_Text"><text:span text:style-name="T48">v2</text:span></text:span><text:span text:style-name="Source_20_Text"><text:span text:style-name="T16">&gt;[,strict=true]);<text:line-break/>assertTrue(&lt;m</text:span></text:span><text:span text:style-name="Source_20_Text"><text:span text:style-name="T49">e</text:span></text:span><text:span text:style-name="Source_20_Text"><text:span text:style-name="T16">s</text:span></text:span><text:span text:style-name="Source_20_Text"><text:span text:style-name="T49">sa</text:span></text:span><text:span text:style-name="Source_20_Text"><text:span text:style-name="T16">g</text:span></text:span><text:span text:style-name="Source_20_Text"><text:span text:style-name="T49">e</text:span></text:span><text:span text:style-name="Source_20_Text"><text:span text:style-name="T16">&gt;,&lt;value&gt;);</text:span></text:span></text:p>
            <text:p text:style-name="P14"><text:span text:style-name="Source_20_Text"><text:span text:style-name="T16">assertFalse(&lt;m</text:span></text:span><text:span text:style-name="Source_20_Text"><text:span text:style-name="T49">e</text:span></text:span><text:span text:style-name="Source_20_Text"><text:span text:style-name="T16">s</text:span></text:span><text:span text:style-name="Source_20_Text"><text:span text:style-name="T49">sa</text:span></text:span><text:span text:style-name="Source_20_Text"><text:span text:style-name="T16">g</text:span></text:span><text:span text:style-name="Source_20_Text"><text:span text:style-name="T49">e</text:span></text:span><text:span text:style-name="Source_20_Text"><text:span text:style-name="T16">&gt;,&lt;value&gt;);<text:line-break/>noConflict(); </text:span></text:span><text:span text:style-name="Source_20_Text"><text:span text:style-name="T50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51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51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5"><text:span text:style-name="Source_20_Text"><text:span text:style-name="T16">domGetCSS(&lt;element&gt;</text:span></text:span><text:span text:style-name="Source_20_Text"><text:span text:style-name="T52">[</text:span></text:span><text:span text:style-name="Source_20_Text"><text:span text:style-name="T16">,property</text:span></text:span><text:span text:style-name="Source_20_Text"><text:span text:style-name="T53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6"><text:span text:style-name="Source_20_Text"><text:span text:style-name="T16">domShow(&lt;element&gt;[,display]);</text:span></text:span></text:p>
            <text:p text:style-name="P16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4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7"><text:span text:style-name="Source_20_Text"><text:span text:style-name="T55">domScrollToTop();</text:span></text:span></text:p>
            <text:p text:style-name="P17"><text:span text:style-name="Source_20_Text"><text:span text:style-name="T56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8"><text:span text:style-name="Source_20_Text"><text:span text:style-name="T16">domSiblings</text:span></text:span><text:span text:style-name="Source_20_Text"><text:span text:style-name="T57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8"><text:span text:style-name="Source_20_Text"><text:span text:style-name="T16">domSiblings</text:span></text:span><text:span text:style-name="Source_20_Text"><text:span text:style-name="T57">Right</text:span></text:span><text:span text:style-name="Source_20_Text"><text:span text:style-name="T16">(&lt;element&gt;);</text:span></text:span></text:p>
            <text:p text:style-name="P19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9"><text:span text:style-name="Source_20_Text"><text:span text:style-name="T16">domSetC</text:span></text:span><text:span text:style-name="Source_20_Text"><text:span text:style-name="T59">SS</text:span></text:span><text:span text:style-name="Source_20_Text"><text:span text:style-name="T16">Var(</text:span></text:span><text:span text:style-name="Source_20_Text"><text:span text:style-name="T58">&lt;</text:span></text:span><text:span text:style-name="Source_20_Text"><text:span text:style-name="T16">n</text:span></text:span><text:span text:style-name="Source_20_Text"><text:span text:style-name="T58">ame&gt;</text:span></text:span><text:span text:style-name="Source_20_Text"><text:span text:style-name="T16">,</text:span></text:span><text:span text:style-name="Source_20_Text"><text:span text:style-name="T58">&lt;</text:span></text:span><text:span text:style-name="Source_20_Text"><text:span text:style-name="T16">v</text:span></text:span><text:span text:style-name="Source_20_Text"><text:span text:style-name="T58">alue&gt;</text:span></text:span><text:span text:style-name="Source_20_Text"><text:span text:style-name="T16">);</text:span></text:span></text:p>
            <text:p text:style-name="P20"><text:span text:style-name="Source_20_Text"><text:span text:style-name="T16">importScript(&lt;script1&gt;[,scriptN]);</text:span></text:span></text:p>
            <text:p text:style-name="P20"><text:span text:style-name="Source_20_Text"><text:span text:style-name="T16">importStyle(&lt;style1&gt;[,styleN]);</text:span></text:span></text:p>
            <text:p text:style-name="P9"><text:span text:style-name="Source_20_Text"><text:span text:style-name="T16">setFullscreenOn(&lt;selector&gt; </text:span></text:span><text:span text:style-name="Source_20_Text"><text:span text:style-name="T37">or</text:span></text:span><text:span text:style-name="Source_20_Text"><text:span text:style-name="T16"> &lt;element&gt;);</text:span></text:span></text:p>
            <text:p text:style-name="P16"><text:span text:style-name="Source_20_Text"><text:span text:style-name="T16">setFullscreenOff();</text:span></text:span></text:p>
            <text:p text:style-name="P16"><text:span text:style-name="Source_20_Text"><text:span text:style-name="T16">getFullscreen();<text:line-break/>form2array(&lt;form&gt;);</text:span></text:span></text:p>
            <text:p text:style-name="P21"><text:span text:style-name="Source_20_Text"><text:span text:style-name="T16">form2string(&lt;form&gt;);</text:span></text:span></text:p>
            <text:p text:style-name="P21"><text:span text:style-name="Source_20_Text"><text:span text:style-name="T16">getDoNotTrack();</text:span></text:span></text:p>
            <text:p text:style-name="P22"><text:span text:style-name="Source_20_Text"><text:span text:style-name="T16">getLocation(&lt;success&gt;[,error]);</text:span></text:span></text:p>
            <text:p text:style-name="P22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3"><text:span text:style-name="Source_20_Text"><text:span text:style-name="T16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6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6">isWeakMap(&lt;</text:span></text:span><text:span text:style-name="Source_20_Text"><text:span text:style-name="T60">v</text:span></text:span><text:span text:style-name="Source_20_Text"><text:span text:style-name="T16">&gt;);</text:span></text:span></text:p>
            <text:p text:style-name="P23"><text:span text:style-name="Source_20_Text"><text:span text:style-name="T16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6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6">isWeakSet(&lt;</text:span></text:span><text:span text:style-name="Source_20_Text"><text:span text:style-name="T60">v</text:span></text:span><text:span text:style-name="Source_20_Text"><text:span text:style-name="T16">&gt;);</text:span></text:span></text:p>
            <text:p text:style-name="P24"><text:span text:style-name="Source_20_Text"><text:span text:style-name="T16">isNumber(&lt;</text:span></text:span><text:span text:style-name="Source_20_Text"><text:span text:style-name="T63">v</text:span></text:span><text:span text:style-name="Source_20_Text"><text:span text:style-name="T16">&gt;); <text:s/></text:span></text:span><text:span text:style-name="Source_20_Text"><text:span text:style-name="T64">and</text:span></text:span><text:span text:style-name="Source_20_Text"><text:span text:style-name="T16"> isNumeric(&lt;</text:span></text:span><text:span text:style-name="Source_20_Text"><text:span text:style-name="T63">v</text:span></text:span><text:span text:style-name="Source_20_Text"><text:span text:style-name="T16">&gt;);</text:span></text:span></text:p>
            <text:p text:style-name="P24"><text:span text:style-name="Source_20_Text"><text:span text:style-name="T16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6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6">isBigInt(&lt;</text:span></text:span><text:span text:style-name="Source_20_Text"><text:span text:style-name="T63">v</text:span></text:span><text:span text:style-name="Source_20_Text"><text:span text:style-name="T16">&gt;);</text:span></text:span></text:p>
            <text:p text:style-name="P25"><text:span text:style-name="Source_20_Text"><text:span text:style-name="T16">isString(&lt;</text:span></text:span><text:span text:style-name="Source_20_Text"><text:span text:style-name="T67">v</text:span></text:span><text:span text:style-name="Source_20_Text"><text:span text:style-name="T16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6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6">&gt;);</text:span></text:span></text:p>
            <text:p text:style-name="P23"><text:span text:style-name="Source_20_Text"><text:span text:style-name="T16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6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6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6">&gt;);</text:span></text:span></text:p>
            <text:p text:style-name="P26"><text:span text:style-name="Source_20_Text"><text:span text:style-name="T16">isRegexp(&lt;</text:span></text:span><text:span text:style-name="Source_20_Text"><text:span text:style-name="T73">v</text:span></text:span><text:span text:style-name="Source_20_Text"><text:span text:style-name="T16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6">isSymbol(&lt;</text:span></text:span><text:span text:style-name="Source_20_Text"><text:span text:style-name="T73">v</text:span></text:span><text:span text:style-name="Source_20_Text"><text:span text:style-name="T16">&gt;);</text:span></text:span></text:p>
            <text:p text:style-name="P27"><text:span text:style-name="Source_20_Text"><text:span text:style-name="T16">isElement(&lt;</text:span></text:span><text:span text:style-name="Source_20_Text"><text:span text:style-name="T76">v</text:span></text:span><text:span text:style-name="Source_20_Text"><text:span text:style-name="T16">&gt;); </text:span></text:span><text:span text:style-name="Source_20_Text"><text:span text:style-name="T74">and </text:span></text:span><text:span text:style-name="Source_20_Text"><text:span text:style-name="T16">isObject(&lt;</text:span></text:span><text:span text:style-name="Source_20_Text"><text:span text:style-name="T76">v</text:span></text:span><text:span text:style-name="Source_20_Text"><text:span text:style-name="T16">&gt;);</text:span></text:span></text:p>
            <text:p text:style-name="P11"><text:span text:style-name="Source_20_Text"><text:span text:style-name="T16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1"><text:span text:style-name="Source_20_Text"><text:span text:style-name="T16">isBoolean(&lt;</text:span></text:span><text:span text:style-name="Source_20_Text"><text:span text:style-name="T77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1"><text:span text:style-name="Source_20_Text"><text:span text:style-name="T16">isNull(&lt;</text:span></text:span><text:span text:style-name="Source_20_Text"><text:span text:style-name="T78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1"><text:span text:style-name="Source_20_Text"><text:span text:style-name="T16">isUndefined(&lt;</text:span></text:span><text:span text:style-name="Source_20_Text"><text:span text:style-name="T78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8"><text:span text:style-name="Source_20_Text"><text:span text:style-name="T16">isNullOrUndefined(&lt;</text:span></text:span><text:span text:style-name="Source_20_Text"><text:span text:style-name="T79">v</text:span></text:span><text:span text:style-name="Source_20_Text"><text:span text:style-name="T16">&gt;); isNil(&lt;</text:span></text:span><text:span text:style-name="Source_20_Text"><text:span text:style-name="T79">v</text:span></text:span><text:span text:style-name="Source_20_Text"><text:span text:style-name="T16">&gt;);</text:span></text:span></text:p>
            <text:p text:style-name="P26"><text:span text:style-name="Source_20_Text"><text:span text:style-name="T16">isPlainObject(&lt;value&gt;);</text:span></text:span></text:p>
            <text:p text:style-name="P29"><text:span text:style-name="Source_20_Text"><text:span text:style-name="T9">isTruthy(&lt;</text:span></text:span><text:span text:style-name="Source_20_Text"><text:span text:style-name="T80">value</text:span></text:span><text:span text:style-name="Source_20_Text"><text:span text:style-name="T9">&gt;); </text:span></text:span><text:span text:style-name="Source_20_Text"><text:span text:style-name="T80">+ </text:span></text:span><text:span text:style-name="Source_20_Text"><text:span text:style-name="T9">isFalsy(&lt;</text:span></text:span><text:span text:style-name="Source_20_Text"><text:span text:style-name="T81">v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30"><text:span text:style-name="Source_20_Text"><text:span text:style-name="T16">isFunction(&lt;</text:span></text:span><text:span text:style-name="Source_20_Text"><text:span text:style-name="T82">v</text:span></text:span><text:span text:style-name="Source_20_Text"><text:span text:style-name="T16">&gt;); </text:span></text:span><text:span text:style-name="Source_20_Text"><text:span text:style-name="T83">+</text:span></text:span><text:span text:style-name="Source_20_Text"><text:span text:style-name="T16"> is</text:span></text:span><text:span text:style-name="Source_20_Text"><text:span text:style-name="T82">Callable</text:span></text:span><text:span text:style-name="Source_20_Text"><text:span text:style-name="T16">(&lt;</text:span></text:span><text:span text:style-name="Source_20_Text"><text:span text:style-name="T82">v</text:span></text:span><text:span text:style-name="Source_20_Text"><text:span text:style-name="T16">&gt;);</text:span></text:span></text:p>
            <text:p text:style-name="P31"><text:span text:style-name="Source_20_Text"><text:span text:style-name="T16">isConstructorFn</text:span></text:span><text:span text:style-name="Source_20_Text"><text:span text:style-name="T84">(&lt;value&gt;);</text:span></text:span></text:p>
            <text:p text:style-name="P27"><text:span text:style-name="Source_20_Text"><text:span text:style-name="T16">isGenerator</text:span></text:span><text:span text:style-name="Source_20_Text"><text:span text:style-name="T85">Fn</text:span></text:span><text:span text:style-name="Source_20_Text"><text:span text:style-name="T16">(&lt;</text:span></text:span><text:span text:style-name="Source_20_Text"><text:span text:style-name="T86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32"><text:span text:style-name="Source_20_Text"><text:span text:style-name="T16">isAsyncGeneratorFn(&lt;</text:span></text:span><text:span text:style-name="Source_20_Text"><text:span text:style-name="T86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7"><text:span text:style-name="Source_20_Text"><text:span text:style-name="T16">isAsync</text:span></text:span><text:span text:style-name="Source_20_Text"><text:span text:style-name="T87">Fn</text:span></text:span><text:span text:style-name="Source_20_Text"><text:span text:style-name="T16">(&lt;</text:span></text:span><text:span text:style-name="Source_20_Text"><text:span text:style-name="T86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33"><text:span text:style-name="Source_20_Text"><text:span text:style-name="T16">isArraylike(&lt;value&gt;);</text:span></text:span></text:p>
            <text:p text:style-name="P34"><text:span text:style-name="Source_20_Text"><text:span text:style-name="T16">isTypedArray(&lt;value&gt;);</text:span></text:span></text:p>
            <text:p text:style-name="P34"><text:span text:style-name="Source_20_Text"><text:span text:style-name="T16">isArrayBuffer(&lt;value&gt;);</text:span></text:span></text:p>
            <text:p text:style-name="P28"><text:span text:style-name="Source_20_Text"><text:span text:style-name="T16">isPrimitive(&lt;</text:span></text:span><text:span text:style-name="Source_20_Text"><text:span text:style-name="T88">v</text:span></text:span><text:span text:style-name="Source_20_Text"><text:span text:style-name="T89">alue</text:span></text:span><text:span text:style-name="Source_20_Text"><text:span text:style-name="T16">&gt;);</text:span></text:span></text:p>
            <text:p text:style-name="P28"><text:span text:style-name="Source_20_Text"><text:span text:style-name="T16">isPromise(&lt;</text:span></text:span><text:span text:style-name="Source_20_Text"><text:span text:style-name="T88">v</text:span></text:span><text:span text:style-name="Source_20_Text"><text:span text:style-name="T89">alue</text:span></text:span><text:span text:style-name="Source_20_Text"><text:span text:style-name="T16">&gt;);</text:span></text:span></text:p>
            <text:p text:style-name="P29"><text:span text:style-name="Source_20_Text"><text:span text:style-name="T16">isIterator(&lt;</text:span></text:span><text:span text:style-name="Source_20_Text"><text:span text:style-name="T79">v</text:span></text:span><text:span text:style-name="Source_20_Text"><text:span text:style-name="T16">&gt;);</text:span></text:span></text:p>
            <text:p text:style-name="P29"><text:span text:style-name="Source_20_Text"><text:span text:style-name="T16">isIterable(&lt;</text:span></text:span><text:span text:style-name="Source_20_Text"><text:span text:style-name="T79">v</text:span></text:span><text:span text:style-name="Source_20_Text"><text:span text:style-name="T16">&gt;);</text:span></text:span></text:p>
            <text:p text:style-name="P27"><text:span text:style-name="Source_20_Text"><text:span text:style-name="T16">isEmptyObject(&lt;value&gt;);</text:span></text:span></text:p>
            <text:p text:style-name="P27"><text:span text:style-name="Source_20_Text"><text:span text:style-name="T16">isEmptyArray(&lt;value&gt;);</text:span></text:span></text:p>
            <text:p text:style-name="P27"><text:span text:style-name="Source_20_Text"><text:span text:style-name="T16">isEmptyMap(&lt;</text:span></text:span><text:span text:style-name="Source_20_Text"><text:span text:style-name="T90">v</text:span></text:span><text:span text:style-name="Source_20_Text"><text:span text:style-name="T16">&gt;); </text:span></text:span><text:span text:style-name="Source_20_Text"><text:span text:style-name="T90">+ </text:span></text:span><text:span text:style-name="Source_20_Text"><text:span text:style-name="T16">isEmptySet(&lt;</text:span></text:span><text:span text:style-name="Source_20_Text"><text:span text:style-name="T90">v</text:span></text:span><text:span text:style-name="Source_20_Text"><text:span text:style-name="T16">&gt;);</text:span></text:span></text:p>
            <text:p text:style-name="P27"><text:span text:style-name="Source_20_Text"><text:span text:style-name="T16">isEmptyIterator(&lt;value&gt;);</text:span></text:span></text:p>
            <text:p text:style-name="P16"><text:span text:style-name="Source_20_Text"><text:span text:style-name="T16">isSameObject(&lt;object1&gt;,&lt;object2&gt;);</text:span></text:span></text:p>
            <text:p text:style-name="P16"><text:span text:style-name="Source_20_Text"><text:span text:style-name="T16">isSameArray(&lt;array1&gt;,&lt;array2&gt;);</text:span></text:span></text:p>
            <text:p text:style-name="P16"><text:span text:style-name="Source_20_Text"><text:span text:style-name="T16">isSameMap(&lt;map1&gt;,&lt;map2&gt;);</text:span></text:span></text:p>
            <text:p text:style-name="P35"><text:span text:style-name="Source_20_Text"><text:span text:style-name="T16">isSameSet(&lt;set</text:span></text:span><text:span text:style-name="Source_20_Text"><text:span text:style-name="T91">1</text:span></text:span><text:span text:style-name="Source_20_Text"><text:span text:style-name="T16">&gt;,&lt;set2&gt;);</text:span></text:span></text:p>
            <text:p text:style-name="P35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6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7"><text:span text:style-name="Source_20_Text"><text:span text:style-name="T16">strProper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94">s</text:span></text:span><text:span text:style-name="Source_20_Text"><text:span text:style-name="T16">tr</text:span></text:span><text:span text:style-name="Source_20_Text"><text:span text:style-name="T95">T</text:span></text:span><text:span text:style-name="Source_20_Text"><text:span text:style-name="T96">itle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</text:span></text:span><text:span text:style-name="Source_20_Text"><text:span text:style-name="T16">&gt;);</text:span></text:span></text:p>
            <text:p text:style-name="P37"><text:span text:style-name="Source_20_Text"><text:span text:style-name="T16">strCapitalize(&lt;</text:span></text:span><text:span text:style-name="Source_20_Text"><text:span text:style-name="T97">s</text:span></text:span><text:span text:style-name="Source_20_Text"><text:span text:style-name="T98">tring</text:span></text:span><text:span text:style-name="Source_20_Text"><text:span text:style-name="T16">&gt;);</text:span></text:span></text:p>
            <text:p text:style-name="P37"><text:span text:style-name="Source_20_Text"><text:span text:style-name="T16">strUpFirst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3">str</text:span></text:span><text:span text:style-name="Source_20_Text"><text:span text:style-name="T16">&gt;);</text:span></text:span></text:p>
            <text:p text:style-name="P37"><text:span text:style-name="Source_20_Text"><text:span text:style-name="T16">strReverse(&lt;</text:span></text:span><text:span text:style-name="Source_20_Text"><text:span text:style-name="T79">s</text:span></text:span><text:span text:style-name="Source_20_Text"><text:span text:style-name="T16">&gt;); </text:span></text:span><text:span text:style-name="Source_20_Text"><text:span text:style-name="T90">+ </text:span></text:span><text:span text:style-name="Source_20_Text"><text:span text:style-name="T16">strCodePoints(&lt;</text:span></text:span><text:span text:style-name="Source_20_Text"><text:span text:style-name="T90">s</text:span></text:span><text:span text:style-name="Source_20_Text"><text:span text:style-name="T16">&gt;);</text:span></text:span></text:p>
            <text:p text:style-name="P38"><text:span text:style-name="Source_20_Text"><text:span text:style-name="T16">strFromCodePoints(&lt;</text:span></text:span><text:span text:style-name="Source_20_Text"><text:span text:style-name="T99">iterator</text:span></text:span><text:span text:style-name="Source_20_Text"><text:span text:style-name="T16">&gt;);</text:span></text:span></text:p>
            <text:p text:style-name="P38"><text:span text:style-name="Source_20_Text"><text:span text:style-name="T16">strAt(&lt;</text:span></text:span><text:span text:style-name="Source_20_Text"><text:span text:style-name="T100">str</text:span></text:span><text:span text:style-name="Source_20_Text"><text:span text:style-name="T49">ing</text:span></text:span><text:span text:style-name="Source_20_Text"><text:span text:style-name="T16">&gt;,&lt;index&gt;[,newChar]);</text:span></text:span></text:p>
            <text:p text:style-name="P37"><text:span text:style-name="Source_20_Text"><text:span text:style-name="T16">strSplice(&lt;</text:span></text:span><text:span text:style-name="Source_20_Text"><text:span text:style-name="T100">str</text:span></text:span><text:span text:style-name="Source_20_Text"><text:span text:style-name="T16">&gt;,&lt;index&gt;,&lt;count&gt;[,add</text:span></text:span><text:span text:style-name="Source_20_Text"><text:span text:style-name="T101">]);</text:span></text:span></text:p>
            <text:p text:style-name="P38"><text:span text:style-name="Source_20_Text"><text:span text:style-name="T16">str</text:span></text:span><text:span text:style-name="Source_20_Text"><text:span text:style-name="T102">HTML</text:span></text:span><text:span text:style-name="Source_20_Text"><text:span text:style-name="T16">RemoveTags(&lt;string&gt;);<text:line-break/>strHTMLEscape(&lt;</text:span></text:span><text:span text:style-name="Source_20_Text"><text:span text:style-name="T79">s</text:span></text:span><text:span text:style-name="Source_20_Text"><text:span text:style-name="T16">&gt;); strHTML</text:span></text:span><text:span text:style-name="Source_20_Text"><text:span text:style-name="T103">Un</text:span></text:span><text:span text:style-name="Source_20_Text"><text:span text:style-name="T16">Escape(&lt;</text:span></text:span><text:span text:style-name="Source_20_Text"><text:span text:style-name="T79">s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9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0"><text:span text:style-name="Source_20_Text"><text:span text:style-name="T104">Collections </text:span></text:span><text:span text:style-name="Source_20_Text"><text:span text:style-name="T105">API</text:span></text:span></text:p>
          </table:table-cell>
          <table:covered-table-cell/>
          <table:table-cell table:style-name="Table4.C1" office:value-type="string">
            <text:p text:style-name="P41">Polyfills</text:p>
          </table:table-cell>
        </table:table-row>
        <table:table-row>
          <table:table-cell table:style-name="Table4.A2" table:number-rows-spanned="3" office:value-type="string">
            <text:p text:style-name="P42"><text:span text:style-name="Source_20_Text"><text:span text:style-name="T106"/></text:span></text:p>
            <text:p text:style-name="P42"><text:span text:style-name="Source_20_Text"><text:span text:style-name="T106">arrayCreate([length=0]);</text:span></text:span></text:p>
            <text:p text:style-name="P42"><text:span text:style-name="Source_20_Text"><text:span text:style-name="T106"/></text:span></text:p>
            <text:p text:style-name="P42"><text:span text:style-name="Source_20_Text"><text:span text:style-name="T106">arrayDeepClone(&lt;array&gt;);</text:span></text:span></text:p>
            <text:p text:style-name="P42"><text:span text:style-name="Source_20_Text"><text:span text:style-name="T106"/></text:span></text:p>
            <text:p text:style-name="P42"><text:span text:style-name="Source_20_Text"><text:span text:style-name="T106">arrayMerge(&lt;targe</text:span></text:span><text:span text:style-name="Source_20_Text"><text:span text:style-name="T107">t</text:span></text:span><text:span text:style-name="Source_20_Text"><text:span text:style-name="T106">&gt;,&lt;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6">c</text:span></text:span><text:span text:style-name="Source_20_Text"><text:span text:style-name="T108">e</text:span></text:span><text:span text:style-name="Source_20_Text"><text:span text:style-name="T106">1&gt;[,</text:span></text:span><text:span text:style-name="Source_20_Text"><text:span text:style-name="T107">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8">ce</text:span></text:span><text:span text:style-name="Source_20_Text"><text:span text:style-name="T106">N]);</text:span></text:span></text:p>
            <text:p text:style-name="P43"><text:span text:style-name="Source_20_Text"><text:span text:style-name="T106"/></text:span></text:p>
            <text:p text:style-name="P43"><text:span text:style-name="Source_20_Text"><text:span text:style-name="T106">arrayUnique(&lt;</text:span></text:span><text:span text:style-name="Source_20_Text"><text:span text:style-name="T109">iterator</text:span></text:span><text:span text:style-name="Source_20_Text"><text:span text:style-name="T106">&gt;);</text:span></text:span></text:p>
            <text:p text:style-name="P43"><text:span text:style-name="Source_20_Text"><text:span text:style-name="T110"/></text:span></text:p>
            <text:p text:style-name="P43"><text:span text:style-name="Source_20_Text"><text:span text:style-name="T110">arrayAdd</text:span></text:span><text:span text:style-name="Source_20_Text"><text:span text:style-name="T106">(&lt;array&gt;,&lt;value&gt;);</text:span></text:span></text:p>
            <text:p text:style-name="P43"><text:span text:style-name="Source_20_Text"><text:span text:style-name="T106">arrayClear(&lt;array&gt;); </text:span></text:span></text:p>
            <text:p text:style-name="P43"><text:span text:style-name="Source_20_Text"><text:span text:style-name="T111"/></text:span></text:p>
            <text:p text:style-name="P43"><text:span text:style-name="Source_20_Text"><text:span text:style-name="T111">arrayRemove(&lt;array&gt;,&lt;value&gt;[,all</text:span></text:span><text:span text:style-name="Source_20_Text"><text:span text:style-name="T112">=false</text:span></text:span><text:span text:style-name="Source_20_Text"><text:span text:style-name="T111">]);</text:span></text:span></text:p>
            <text:p text:style-name="P44"><text:span text:style-name="Source_20_Text"><text:span text:style-name="T111">arrayRemove</text:span></text:span><text:span text:style-name="Source_20_Text"><text:span text:style-name="T113">By</text:span></text:span><text:span text:style-name="Source_20_Text"><text:span text:style-name="T111">(&lt;array&gt;,&lt;</text:span></text:span><text:span text:style-name="Source_20_Text"><text:span text:style-name="T113">callback</text:span></text:span><text:span text:style-name="Source_20_Text"><text:span text:style-name="T111">&gt;[,all</text:span></text:span><text:span text:style-name="Source_20_Text"><text:span text:style-name="T112">=false</text:span></text:span><text:span text:style-name="Source_20_Text"><text:span text:style-name="T111">]);</text:span></text:span></text:p>
            <text:p text:style-name="P45"><text:span text:style-name="Source_20_Text"><text:span text:style-name="T114"/></text:span></text:p>
            <text:p text:style-name="P45"><text:span text:style-name="Source_20_Text"><text:span text:style-name="T114">arrayRange([start=0[,end=</text:span></text:span><text:span text:style-name="Source_20_Text"><text:span text:style-name="T115">99</text:span></text:span><text:span text:style-name="Source_20_Text"><text:span text:style-name="T114">[,step=1]]]);</text:span></text:span></text:p>
            <text:p text:style-name="P46"><text:span text:style-name="Source_20_Text"><text:span text:style-name="T116">iterRange([start=0[,step=1[,end=Infinity]]]);</text:span></text:span></text:p>
            <text:p text:style-name="P46"><text:span text:style-name="Source_20_Text"><text:span text:style-name="T116"/></text:span></text:p>
            <text:p text:style-name="P47"><text:span text:style-name="Source_20_Text"><text:span text:style-name="T9">arrayCycle(&lt;</text:span></text:span><text:span text:style-name="Source_20_Text"><text:span text:style-name="T117">iterator</text:span></text:span><text:span text:style-name="Source_20_Text"><text:span text:style-name="T9">&gt;[,n</text:span></text:span><text:span text:style-name="Source_20_Text"><text:span text:style-name="T118">=100</text:span></text:span><text:span text:style-name="Source_20_Text"><text:span text:style-name="T9">]);</text:span></text:span></text:p>
            <text:p text:style-name="P46"><text:span text:style-name="Source_20_Text"><text:span text:style-name="T116">iterCycle(&lt;iter&gt;[,n</text:span></text:span><text:span text:style-name="Source_20_Text"><text:span text:style-name="T119">=Infinity</text:span></text:span><text:span text:style-name="Source_20_Text"><text:span text:style-name="T116">]);</text:span></text:span></text:p>
            <text:p text:style-name="P46"><text:span text:style-name="Source_20_Text"><text:span text:style-name="T9"/></text:span></text:p>
            <text:p text:style-name="P48"><text:span text:style-name="Source_20_Text"><text:span text:style-name="T9">arrayRepeat(&lt;value&gt;[,n</text:span></text:span><text:span text:style-name="Source_20_Text"><text:span text:style-name="T120">=100</text:span></text:span><text:span text:style-name="Source_20_Text"><text:span text:style-name="T9">]);</text:span></text:span></text:p>
            <text:p text:style-name="P46"><text:span text:style-name="Source_20_Text"><text:span text:style-name="T9">iterRepeat(&lt;value&gt;[,n</text:span></text:span><text:span text:style-name="Source_20_Text"><text:span text:style-name="T119">=Infinity</text:span></text:span><text:span text:style-name="Source_20_Text"><text:span text:style-name="T9">]);</text:span></text:span></text:p>
            <text:p text:style-name="P46"><text:span text:style-name="Source_20_Text"><text:span text:style-name="T121"/></text:span></text:p>
            <text:p text:style-name="P49"><text:span text:style-name="Source_20_Text"><text:span text:style-name="T116">slice(&lt;</text:span></text:span><text:span text:style-name="Source_20_Text"><text:span text:style-name="T117">iterator</text:span></text:span><text:span text:style-name="Source_20_Text"><text:span text:style-name="T116">&gt;[,begin=0[,end=Infinity]]);</text:span></text:span></text:p>
            <text:p text:style-name="P47"><text:span text:style-name="Source_20_Text"><text:span text:style-name="T116">withOut(&lt;</text:span></text:span><text:span text:style-name="Source_20_Text"><text:span text:style-name="T117">iterator</text:span></text:span><text:span text:style-name="Source_20_Text"><text:span text:style-name="T116">&gt;,&lt;filter</text:span></text:span><text:span text:style-name="Source_20_Text"><text:span text:style-name="T117">Iterator </text:span></text:span><text:span text:style-name="Source_20_Text"><text:span text:style-name="T116">&gt;);</text:span></text:span></text:p>
            <text:p text:style-name="P49"><text:span text:style-name="Source_20_Text"><text:span text:style-name="T9">reduce(&lt;</text:span></text:span><text:span text:style-name="Source_20_Text"><text:span text:style-name="T117">iterator</text:span></text:span><text:span text:style-name="Source_20_Text"><text:span text:style-name="T9">&gt;,&lt;callback&gt;[,initialvalue]);</text:span></text:span></text:p>
            <text:p text:style-name="P49"><text:span text:style-name="Source_20_Text"><text:span text:style-name="T122">count</text:span></text:span><text:span text:style-name="Source_20_Text"><text:span text:style-name="T9">(&lt;</text:span></text:span><text:span text:style-name="Source_20_Text"><text:span text:style-name="T117">iterator</text:span></text:span><text:span text:style-name="Source_20_Text"><text:span text:style-name="T9">&gt;,&lt;callback&gt;);</text:span></text:span></text:p>
            <text:p text:style-name="P50"><text:span text:style-name="Source_20_Text"/></text:p>
            <text:p text:style-name="P49"><text:span text:style-name="Source_20_Text"><text:span text:style-name="T9">take(&lt;</text:span></text:span><text:span text:style-name="Source_20_Text"><text:span text:style-name="T117">iterator</text:span></text:span><text:span text:style-name="Source_20_Text"><text:span text:style-name="T9">&gt;[,n</text:span></text:span><text:span text:style-name="Source_20_Text"><text:span text:style-name="T123">=1</text:span></text:span><text:span text:style-name="Source_20_Text"><text:span text:style-name="T9">]);</text:span></text:span></text:p>
            <text:p text:style-name="P49"><text:span text:style-name="Source_20_Text"><text:span text:style-name="T9">takeWhile(&lt;</text:span></text:span><text:span text:style-name="Source_20_Text"><text:span text:style-name="T117">iterator</text:span></text:span><text:span text:style-name="Source_20_Text"><text:span text:style-name="T9">&gt;,&lt;callback&gt;);</text:span></text:span></text:p>
            <text:p text:style-name="P49"><text:span text:style-name="Source_20_Text"><text:span text:style-name="T9">takeRight(&lt;</text:span></text:span><text:span text:style-name="Source_20_Text"><text:span text:style-name="T117">iterator</text:span></text:span><text:span text:style-name="Source_20_Text"><text:span text:style-name="T9">&gt;[,n</text:span></text:span><text:span text:style-name="Source_20_Text"><text:span text:style-name="T123">=1</text:span></text:span><text:span text:style-name="Source_20_Text"><text:span text:style-name="T9">]);</text:span></text:span></text:p>
            <text:p text:style-name="P49"><text:span text:style-name="Source_20_Text"><text:span text:style-name="T9">takeRightWhile(&lt;</text:span></text:span><text:span text:style-name="Source_20_Text"><text:span text:style-name="T117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/></text:span></text:p>
            <text:p text:style-name="P49"><text:span text:style-name="Source_20_Text"><text:span text:style-name="T9">drop(&lt;</text:span></text:span><text:span text:style-name="Source_20_Text"><text:span text:style-name="T117">iterator</text:span></text:span><text:span text:style-name="Source_20_Text"><text:span text:style-name="T9">&gt;[,n</text:span></text:span><text:span text:style-name="Source_20_Text"><text:span text:style-name="T123">=1</text:span></text:span><text:span text:style-name="Source_20_Text"><text:span text:style-name="T9">]);</text:span></text:span><text:span text:style-name="Source_20_Text"><text:span text:style-name="T124"> </text:span></text:span></text:p>
            <text:p text:style-name="P49"><text:span text:style-name="Source_20_Text"><text:span text:style-name="T9">dropWhile(&lt;</text:span></text:span><text:span text:style-name="Source_20_Text"><text:span text:style-name="T117">iterator</text:span></text:span><text:span text:style-name="Source_20_Text"><text:span text:style-name="T9">&gt;,&lt;callback&gt;);</text:span></text:span></text:p>
            <text:p text:style-name="P49"><text:span text:style-name="Source_20_Text"><text:span text:style-name="T9">dropRight(&lt;</text:span></text:span><text:span text:style-name="Source_20_Text"><text:span text:style-name="T117">iterator</text:span></text:span><text:span text:style-name="Source_20_Text"><text:span text:style-name="T9">&gt;[,n</text:span></text:span><text:span text:style-name="Source_20_Text"><text:span text:style-name="T123">=1</text:span></text:span><text:span text:style-name="Source_20_Text"><text:span text:style-name="T9">]);</text:span></text:span></text:p>
            <text:p text:style-name="P49"><text:span text:style-name="Source_20_Text"><text:span text:style-name="T9">dropRightWhile(&lt;</text:span></text:span><text:span text:style-name="Source_20_Text"><text:span text:style-name="T117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7"><text:span text:style-name="Source_20_Text"><text:span text:style-name="T125">forEach</text:span></text:span><text:span text:style-name="Source_20_Text"><text:span text:style-name="T116">(&lt;</text:span></text:span><text:span text:style-name="Source_20_Text"><text:span text:style-name="T117">iterator</text:span></text:span><text:span text:style-name="Source_20_Text"><text:span text:style-name="T116">&gt;,&lt;callback&gt;);</text:span></text:span></text:p>
            <text:p text:style-name="P52"><text:span text:style-name="Source_20_Text"><text:span text:style-name="T126">map(&lt;</text:span></text:span><text:span text:style-name="Source_20_Text"><text:span text:style-name="T109">iterator</text:span></text:span><text:span text:style-name="Source_20_Text"><text:span text:style-name="T126">&gt;,&lt;callback&gt;);</text:span></text:span></text:p>
            <text:p text:style-name="P49"><text:span text:style-name="Source_20_Text"><text:span text:style-name="T116">enumerate(&lt;</text:span></text:span><text:span text:style-name="Source_20_Text"><text:span text:style-name="T117">iterator</text:span></text:span><text:span text:style-name="Source_20_Text"><text:span text:style-name="T116">&gt;[,offset=0]);</text:span></text:span></text:p>
            <text:p text:style-name="P49"><text:span text:style-name="Source_20_Text"><text:span text:style-name="T127">entries</text:span></text:span><text:span text:style-name="Source_20_Text"><text:span text:style-name="T116">(&lt;</text:span></text:span><text:span text:style-name="Source_20_Text"><text:span text:style-name="T117">iterator</text:span></text:span><text:span text:style-name="Source_20_Text"><text:span text:style-name="T116">&gt;[,offset=0]);</text:span></text:span></text:p>
            <text:p text:style-name="P49"><text:span text:style-name="Source_20_Text"><text:span text:style-name="T9">size(&lt;</text:span></text:span><text:span text:style-name="Source_20_Text"><text:span text:style-name="T117">iterator</text:span></text:span><text:span text:style-name="Source_20_Text"><text:span text:style-name="T9">&gt;);</text:span></text:span></text:p>
            <text:p text:style-name="P50"><text:span text:style-name="Source_20_Text"/></text:p>
            <text:p text:style-name="P49"><text:span text:style-name="Source_20_Text"><text:span text:style-name="T9">every(&lt;</text:span></text:span><text:span text:style-name="Source_20_Text"><text:span text:style-name="T117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49"><text:span text:style-name="Source_20_Text"><text:span text:style-name="T9">some(&lt;</text:span></text:span><text:span text:style-name="Source_20_Text"><text:span text:style-name="T117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text:span text:style-name="Source_20_Text"><text:span text:style-name="T129"> </text:span></text:span></text:p>
            <text:p text:style-name="P49"><text:span text:style-name="Source_20_Text"><text:span text:style-name="T116">none(&lt;</text:span></text:span><text:span text:style-name="Source_20_Text"><text:span text:style-name="T117">iterator</text:span></text:span><text:span text:style-name="Source_20_Text"><text:span text:style-name="T116">&gt;,&lt;</text:span></text:span><text:span text:style-name="Source_20_Text"><text:span text:style-name="T128">callback</text:span></text:span><text:span text:style-name="Source_20_Text"><text:span text:style-name="T116">&gt;);</text:span></text:span></text:p>
            <text:p text:style-name="P50"><text:span text:style-name="Source_20_Text"/></text:p>
            <text:p text:style-name="P49"><text:span text:style-name="Source_20_Text"><text:span text:style-name="T9">includes(&lt;</text:span></text:span><text:span text:style-name="Source_20_Text"><text:span text:style-name="T117">iterator</text:span></text:span><text:span text:style-name="Source_20_Text"><text:span text:style-name="T9">&gt;,&lt;value&gt;);</text:span></text:span></text:p>
            <text:p text:style-name="P49"><text:span text:style-name="Source_20_Text"><text:span text:style-name="T130">contains</text:span></text:span><text:span text:style-name="Source_20_Text"><text:span text:style-name="T9">(&lt;</text:span></text:span><text:span text:style-name="Source_20_Text"><text:span text:style-name="T117">iterator</text:span></text:span><text:span text:style-name="Source_20_Text"><text:span text:style-name="T9">&gt;,&lt;value&gt;);</text:span></text:span></text:p>
            <text:p text:style-name="P49"><text:span text:style-name="Source_20_Text"><text:span text:style-name="T9">find(&lt;</text:span></text:span><text:span text:style-name="Source_20_Text"><text:span text:style-name="T117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49"><text:span text:style-name="Source_20_Text"><text:span text:style-name="T9">findLast(&lt;</text:span></text:span><text:span text:style-name="Source_20_Text"><text:span text:style-name="T117">iterator</text:span></text:span><text:span text:style-name="Source_20_Text"><text:span text:style-name="T9">&gt;,&lt;callback&gt;);</text:span></text:span></text:p>
            <text:p text:style-name="P49"><text:span text:style-name="Source_20_Text"><text:span text:style-name="T9">filter(&lt;</text:span></text:span><text:span text:style-name="Source_20_Text"><text:span text:style-name="T117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49"><text:span text:style-name="Source_20_Text"><text:span text:style-name="T131">reject(&lt;</text:span></text:span><text:span text:style-name="Source_20_Text"><text:span text:style-name="T117">iterator</text:span></text:span><text:span text:style-name="Source_20_Text"><text:span text:style-name="T131">&gt;,&lt;</text:span></text:span><text:span text:style-name="Source_20_Text"><text:span text:style-name="T128">callback</text:span></text:span><text:span text:style-name="Source_20_Text"><text:span text:style-name="T131">&gt;);</text:span></text:span></text:p>
            <text:p text:style-name="P47"><text:span text:style-name="Source_20_Text"><text:span text:style-name="T132">p</text:span></text:span><text:span text:style-name="Source_20_Text"><text:span text:style-name="T133">artition(&lt;</text:span></text:span><text:span text:style-name="Source_20_Text"><text:span text:style-name="T134">iterator</text:span></text:span><text:span text:style-name="Source_20_Text"><text:span text:style-name="T133">&gt;,&lt;</text:span></text:span><text:span text:style-name="Source_20_Text"><text:span text:style-name="T135">c</text:span></text:span><text:span text:style-name="Source_20_Text"><text:span text:style-name="T136">all</text:span></text:span><text:span text:style-name="Source_20_Text"><text:span text:style-name="T135">b</text:span></text:span><text:span text:style-name="Source_20_Text"><text:span text:style-name="T136">ack</text:span></text:span><text:span text:style-name="Source_20_Text"><text:span text:style-name="T133">&gt;);</text:span></text:span></text:p>
            <text:p text:style-name="P53"><text:span text:style-name="Source_20_Text"><text:span text:style-name="T137"/></text:span></text:p>
            <text:p text:style-name="P47"><text:span text:style-name="Source_20_Text"><text:span text:style-name="T9">zip(&lt;</text:span></text:span><text:span text:style-name="Source_20_Text"><text:span text:style-name="T117">iterator1</text:span></text:span><text:span text:style-name="Source_20_Text"><text:span text:style-name="T9">&gt;[,</text:span></text:span><text:span text:style-name="Source_20_Text"><text:span text:style-name="T117">iteratorN</text:span></text:span><text:span text:style-name="Source_20_Text"><text:span text:style-name="T9">]);</text:span></text:span></text:p>
            <text:p text:style-name="P54"><text:span text:style-name="Source_20_Text"><text:span text:style-name="T138">unzip(&lt;</text:span></text:span><text:span text:style-name="Source_20_Text"><text:span text:style-name="T134">iterator</text:span></text:span><text:span text:style-name="Source_20_Text"><text:span text:style-name="T138">&gt;);</text:span></text:span></text:p>
            <text:p text:style-name="P54"><text:span text:style-name="Source_20_Text"><text:span text:style-name="T138">zipObj(&lt;</text:span></text:span><text:span text:style-name="Source_20_Text"><text:span text:style-name="T134">iterator1</text:span></text:span><text:span text:style-name="Source_20_Text"><text:span text:style-name="T138">&gt;,&lt;</text:span></text:span><text:span text:style-name="Source_20_Text"><text:span text:style-name="T134">iterator2</text:span></text:span><text:span text:style-name="Source_20_Text"><text:span text:style-name="T138">&gt;);</text:span></text:span></text:p>
            <text:p text:style-name="P49"><text:span text:style-name="Source_20_Text"><text:span text:style-name="T139">shuffle(&lt;</text:span></text:span><text:span text:style-name="Source_20_Text"><text:span text:style-name="T117">iterator</text:span></text:span><text:span text:style-name="Source_20_Text"><text:span text:style-name="T139">&gt;);</text:span></text:span></text:p>
            <text:p text:style-name="P55"><text:span text:style-name="Source_20_Text"><text:span text:style-name="T106">min(&lt;</text:span></text:span><text:span text:style-name="Source_20_Text"><text:span text:style-name="T140">value1&gt;[,valueN]</text:span></text:span><text:span text:style-name="Source_20_Text"><text:span text:style-name="T106">);</text:span></text:span></text:p>
            <text:p text:style-name="P56"><text:span text:style-name="Source_20_Text"><text:span text:style-name="T141">max(&lt;</text:span></text:span><text:span text:style-name="Source_20_Text"><text:span text:style-name="T140">value1&gt;[,valueN]</text:span></text:span><text:span text:style-name="Source_20_Text"><text:span text:style-name="T141">);</text:span></text:span></text:p>
            <text:p text:style-name="P49"><text:span text:style-name="Source_20_Text"><text:span text:style-name="T142">sort(&lt;</text:span></text:span><text:span text:style-name="Source_20_Text"><text:span text:style-name="T117">iterator</text:span></text:span><text:span text:style-name="Source_20_Text"><text:span text:style-name="T142">&gt;</text:span></text:span><text:span text:style-name="Source_20_Text"><text:span text:style-name="T143">[</text:span></text:span><text:span text:style-name="Source_20_Text"><text:span text:style-name="T142">,number</text:span></text:span><text:span text:style-name="Source_20_Text"><text:span text:style-name="T144">s=false</text:span></text:span><text:span text:style-name="Source_20_Text"><text:span text:style-name="T143">]</text:span></text:span><text:span text:style-name="Source_20_Text"><text:span text:style-name="T142">);</text:span></text:span></text:p>
            <text:p text:style-name="P49"><text:span text:style-name="Source_20_Text"><text:span text:style-name="T139">reverse(&lt;</text:span></text:span><text:span text:style-name="Source_20_Text"><text:span text:style-name="T117">iterator</text:span></text:span><text:span text:style-name="Source_20_Text"><text:span text:style-name="T145">&gt;</text:span></text:span><text:span text:style-name="Source_20_Text"><text:span text:style-name="T139">);</text:span></text:span></text:p>
            <text:p text:style-name="P21"><text:span text:style-name="Source_20_Text"><text:span text:style-name="T9"/></text:span></text:p>
            <text:p text:style-name="P47"><text:span text:style-name="Source_20_Text"><text:span text:style-name="T9">item(&lt;</text:span></text:span><text:span text:style-name="Source_20_Text"><text:span text:style-name="T117">iterator</text:span></text:span><text:span text:style-name="Source_20_Text"><text:span text:style-name="T9">&gt;,&lt;index&gt;);</text:span></text:span></text:p>
            <text:p text:style-name="P47"><text:span text:style-name="Source_20_Text"><text:span text:style-name="T146">nth(&lt;</text:span></text:span><text:span text:style-name="Source_20_Text"><text:span text:style-name="T117">iterator</text:span></text:span><text:span text:style-name="Source_20_Text"><text:span text:style-name="T146">&gt;,&lt;index&gt;);</text:span></text:span></text:p>
            <text:p text:style-name="P49"><text:span text:style-name="Source_20_Text"><text:span text:style-name="T9">first(&lt;</text:span></text:span><text:span text:style-name="Source_20_Text"><text:span text:style-name="T117">iterator</text:span></text:span><text:span text:style-name="Source_20_Text"><text:span text:style-name="T9">&gt;);</text:span></text:span></text:p>
            <text:p text:style-name="P49"><text:span text:style-name="Source_20_Text"><text:span text:style-name="T147">head(&lt;</text:span></text:span><text:span text:style-name="Source_20_Text"><text:span text:style-name="T134">iterator</text:span></text:span><text:span text:style-name="Source_20_Text"><text:span text:style-name="T147">&gt;);</text:span></text:span></text:p>
            <text:p text:style-name="P57"><text:span text:style-name="Source_20_Text"><text:span text:style-name="T106">last(&lt;</text:span></text:span><text:span text:style-name="Source_20_Text"><text:span text:style-name="T109">iterator</text:span></text:span><text:span text:style-name="Source_20_Text"><text:span text:style-name="T106">&gt;);</text:span></text:span></text:p>
            <text:p text:style-name="P58">initial(&lt;<text:span text:style-name="Source_20_Text"><text:span text:style-name="T148">iterator</text:span></text:span>&gt;);</text:p>
            <text:p text:style-name="P49"><text:span text:style-name="Source_20_Text"><text:span text:style-name="T9">tail(&lt;</text:span></text:span><text:span text:style-name="Source_20_Text"><text:span text:style-name="T117">iterator</text:span></text:span><text:span text:style-name="Source_20_Text"><text:span text:style-name="T9">&gt;);</text:span></text:span></text:p>
            <text:p text:style-name="P49"><text:span text:style-name="Source_20_Text"><text:span text:style-name="T149">flat(&lt;</text:span></text:span><text:span text:style-name="Source_20_Text"><text:span text:style-name="T117">iterator</text:span></text:span><text:span text:style-name="Source_20_Text"><text:span text:style-name="T149">&gt;);</text:span></text:span></text:p>
            <text:p text:style-name="P49"><text:span text:style-name="Source_20_Text"><text:span text:style-name="T9">concat(&lt;</text:span></text:span><text:span text:style-name="Source_20_Text"><text:span text:style-name="T117">iterator1</text:span></text:span><text:span text:style-name="Source_20_Text"><text:span text:style-name="T9">&gt;[,</text:span></text:span><text:span text:style-name="Source_20_Text"><text:span text:style-name="T117">iteratorN</text:span></text:span><text:span text:style-name="Source_20_Text"><text:span text:style-name="T9">]);</text:span></text:span></text:p>
            <text:p text:style-name="P49"><text:span text:style-name="Source_20_Text"><text:span text:style-name="T116">join(&lt;</text:span></text:span><text:span text:style-name="Source_20_Text"><text:span text:style-name="T117">iterator</text:span></text:span><text:span text:style-name="Source_20_Text"><text:span text:style-name="T116">&gt;[,separator</text:span></text:span><text:span text:style-name="Source_20_Text"><text:span text:style-name="T150">=","</text:span></text:span><text:span text:style-name="Source_20_Text"><text:span text:style-name="T116">]);</text:span></text:span></text:p>
          </table:table-cell>
          <table:table-cell table:style-name="Table4.C2" office:value-type="string">
            <text:p text:style-name="P59"><text:span text:style-name="Source_20_Text"><text:span text:style-name="T106"/></text:span></text:p>
            <text:p text:style-name="P60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6">Array.fromAsync(); </text:span></text:span></text:a></text:p>
            <text:p text:style-name="P60"><text:span text:style-name="Source_20_Text"><text:span text:style-name="T10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1">Array.prototype.toReversed();</text:span></text:span></text:a></text:p>
            <text:p text:style-name="P59"><text:span text:style-name="Source_20_Text"><text:span text:style-name="T106"/></text:span></text:p>
            <text:p text:style-name="P59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6">Array.prototype.toSorted();</text:span></text:span></text:a></text:p>
            <text:p text:style-name="P59"><text:span text:style-name="Source_20_Text"><text:span text:style-name="T106"/></text:span></text:p>
            <text:p text:style-name="P59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6">Array.prototype.toSpliced();</text:span></text:span></text:a></text:p>
            <text:p text:style-name="P59"><text:span text:style-name="Source_20_Text"><text:span text:style-name="T106"/></text:span></text:p>
            <text:p text:style-name="P59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6">Array.prototype.with();</text:span></text:span></text:a></text:p>
            <text:p text:style-name="P61"><text:span text:style-name="Source_20_Text"><text:span text:style-name="T106"/></text:span></text:p>
            <text:p text:style-name="P61"><text:a xlink:type="simple" xlink:href="https://developer.mozilla.org/en-US/docs/Web/API/Crypto/randomUUID" text:style-name="Internet_20_link" text:visited-style-name="Visited_20_Internet_20_Link"><text:span text:style-name="Source_20_Text"><text:span text:style-name="T106">crypto.randomUUID();</text:span></text:span></text:a></text:p>
            <text:p text:style-name="P61"><text:span text:style-name="Source_20_Text"><text:span text:style-name="T106"/></text:span></text:p>
            <text:p text:style-name="P62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2">Error.isError();</text:span></text:span></text:a></text:p>
            <text:p text:style-name="P61"><text:span text:style-name="Source_20_Text"><text:span text:style-name="T106"/></text:span></text:p>
            <text:p text:style-name="P61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6">globalThis;</text:span></text:span></text:a></text:p>
            <text:p text:style-name="P61"><text:span text:style-name="Source_20_Text"><text:span text:style-name="T106"/></text:span></text:p>
            <text:p text:style-name="P61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6">Map.groupBy();</text:span></text:span></text:a></text:p>
            <text:p text:style-name="P63"><text:span text:style-name="Source_20_Text"><text:span text:style-name="T106"/></text:span></text:p>
            <text:p text:style-name="P61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3">Object.groupBy();</text:span></text:span></text:a></text:p>
            <text:p text:style-name="P61"><text:span text:style-name="Source_20_Text"><text:span text:style-name="T106"/></text:span></text:p>
            <text:p text:style-name="P61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6">Object</text:span></text:span><text:span text:style-name="Source_20_Text"><text:span text:style-name="T154">.</text:span></text:span><text:span text:style-name="Source_20_Text"><text:span text:style-name="T155">hasOwn();</text:span></text:span></text:a></text:p>
            <text:p text:style-name="P61"><text:span text:style-name="Source_20_Text"><text:span text:style-name="T106"/></text:span></text:p>
            <text:p text:style-name="P64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6">TypedArray.prototype.toReversed();</text:span></text:span></text:a><text:span text:style-name="T9"/></text:p>
            <text:p text:style-name="P64"><text:span text:style-name="Source_20_Text"><text:span text:style-name="T156"/></text:span></text:p>
            <text:p text:style-name="P64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6">TypedArray.prototype.toSorted();</text:span></text:span></text:a><text:span text:style-name="T9"/></text:p>
            <text:p text:style-name="P64"><text:span text:style-name="Source_20_Text"><text:span text:style-name="T156"/></text:span></text:p>
            <text:p text:style-name="P64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6">TypedArray.prototype.with();</text:span></text:span></text:a></text:p>
            <text:p text:style-name="P64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5"><text:span text:style-name="T157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6"><text:span text:style-name="Source_20_Text"><text:span text:style-name="T106"/></text:span></text:p>
            <text:p text:style-name="P66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6">BigInt.prototype.toJSON();</text:span></text:span></text:a></text:p>
            <text:p text:style-name="P67"><text:span text:style-name="Source_20_Text"><text:span text:style-name="T158"/></text:span></text:p>
            <text:p text:style-name="P67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9">window.</text:span></text:span><text:span text:style-name="Source_20_Text"><text:span text:style-name="T158">A</text:span></text:span><text:span text:style-name="Source_20_Text"><text:span text:style-name="T106">syncFunction</text:span></text:span><text:span text:style-name="Source_20_Text"><text:span text:style-name="T158">();</text:span></text:span></text:a></text:p>
            <text:p text:style-name="P67"><text:span text:style-name="Source_20_Text"><text:span text:style-name="T106"/></text:span></text:p>
            <text:p text:style-name="P6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9">window.</text:span></text:span><text:span text:style-name="Source_20_Text"><text:span text:style-name="T106">GeneratorFunction();</text:span></text:span></text:a></text:p>
            <text:p text:style-name="P67"><text:span text:style-name="Source_20_Text"><text:span text:style-name="T106"/></text:span></text:p>
          </table:table-cell>
        </table:table-row>
      </table:table>
      <text:p text:style-name="P68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69">Math <text:span text:style-name="T13">API</text:span></text:p>
          </table:table-cell>
          <table:covered-table-cell/>
          <table:table-cell table:style-name="Table2.C1" office:value-type="string">
            <text:p text:style-name="P70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1"/>
            <text:p text:style-name="P71">sum(&lt;value1&gt;[,valueN]);</text:p>
            <text:p text:style-name="P71">avg(&lt;value1&gt;[,valueN]);</text:p>
            <text:p text:style-name="P71">product(&lt;value1&gt;[,valueN]);</text:p>
            <text:p text:style-name="P71"/>
            <text:p text:style-name="P71">clamp(&lt;value&gt;,&lt;min&gt;,&lt;max&gt;);</text:p>
            <text:p text:style-name="P72"><text:span text:style-name="T160">minmax</text:span>(&lt;value&gt;,&lt;min&gt;,&lt;max&gt;);</text:p>
            <text:p text:style-name="P71"/>
            <text:p text:style-name="P73">isEven(&lt;value&gt;);</text:p>
            <text:p text:style-name="P73">isOdd(&lt;val<text:span text:style-name="T161">ue</text:span>&gt;);</text:p>
            <text:p text:style-name="P73"/>
            <text:p text:style-name="P74"><text:span text:style-name="Source_20_Text"><text:span text:style-name="T16">randomInt([max]);</text:span></text:span></text:p>
            <text:p text:style-name="P75"><text:span text:style-name="Source_20_Text"><text:span text:style-name="T16">randomInt(&lt;min&gt;,&lt;max&gt;);</text:span></text:span></text:p>
            <text:p text:style-name="P75"><text:span text:style-name="Source_20_Text"><text:span text:style-name="T16"/></text:span></text:p>
            <text:p text:style-name="P74"><text:span text:style-name="Source_20_Text"><text:span text:style-name="T162">randomFloat([max]);</text:span></text:span></text:p>
            <text:p text:style-name="P75"><text:span text:style-name="Source_20_Text"><text:span text:style-name="T162">randomFloat(&lt;min&gt;,&lt;max&gt;);</text:span></text:span></text:p>
            <text:p text:style-name="P74"><text:span text:style-name="Source_20_Text"/></text:p>
            <text:p text:style-name="P74"><text:span text:style-name="Source_20_Text"><text:span text:style-name="T16">inRange(&lt;value&gt;,&lt;min&gt;,&lt;max&gt;);</text:span></text:span></text:p>
            <text:p text:style-name="P74"><text:span text:style-name="Source_20_Text"><text:span text:style-name="T163">signbit(&lt;value&gt;);</text:span></text:span></text:p>
          </table:table-cell>
          <table:table-cell table:style-name="Table2.B2" office:value-type="string">
            <text:p text:style-name="P76"><text:span text:style-name="T164">t</text:span><text:span text:style-name="T165">oInt8(&lt;value&gt;);</text:span></text:p>
            <text:p text:style-name="P77">toInt16(&lt;value&gt;);</text:p>
            <text:p text:style-name="P77">toInt32(&lt;value&gt;);</text:p>
            <text:p text:style-name="P78">toUInt8(&lt;value&gt;);</text:p>
            <text:p text:style-name="P78">toUInt<text:span text:style-name="T166">1</text:span>6(&lt;value&gt;);</text:p>
            <text:p text:style-name="P78">toUInt32(&lt;value&gt;;</text:p>
            <text:p text:style-name="P77">toBigInt64(&lt;value&gt;);</text:p>
            <text:p text:style-name="P77">toBigUInt64(&lt;value&gt;);</text:p>
            <text:p text:style-name="P79">toFloat<text:span text:style-name="T167">16</text:span>(&lt;value&gt;);</text:p>
            <text:p text:style-name="P80">toFloat32(&lt;value&gt;);</text:p>
            <text:p text:style-name="P80"/>
            <text:p text:style-name="P81">isInt8(&lt;value&gt;);</text:p>
            <text:p text:style-name="P81">isInt16(&lt;value&gt;);</text:p>
            <text:p text:style-name="P81">isInt32(&lt;value&gt;);</text:p>
            <text:p text:style-name="P82">isUInt8(&lt;value&gt;);</text:p>
            <text:p text:style-name="P82">isUInt16(&lt;value&gt;);</text:p>
            <text:p text:style-name="P82">isUInt32(&lt;value&gt;);</text:p>
            <text:p text:style-name="P81">isBigInt64(&lt;value&gt;);</text:p>
            <text:p text:style-name="P83"><text:span text:style-name="T168">i</text:span><text:span text:style-name="T167">s</text:span>BigUInt64(&lt;value&gt;);</text:p>
            <text:p text:style-name="P84"><text:span text:style-name="T167">is</text:span><text:span text:style-name="T166">Float</text:span><text:span text:style-name="T169">16</text:span><text:span text:style-name="T166">(&lt;value&gt;);</text:span></text:p>
          </table:table-cell>
          <table:table-cell table:style-name="Table2.C2" office:value-type="string">
            <text:p text:style-name="P85"><text:span text:style-name="Source_20_Text"><text:span text:style-name="T170">getIn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85"><text:span text:style-name="Source_20_Text"><text:span text:style-name="T170">getInV(&lt;</text:span></text:span><text:span text:style-name="Source_20_Text"><text:span text:style-name="T175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86"><text:span text:style-name="Source_20_Text"><text:span text:style-name="T170">hasIn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86"><text:span text:style-name="Source_20_Text"><text:span text:style-name="T170">setIn(&lt;</text:span></text:span><text:span text:style-name="Source_20_Text"><text:span text:style-name="T174">o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73">v</text:span></text:span><text:span text:style-name="Source_20_Text"><text:span text:style-name="T174">alue</text:span></text:span><text:span text:style-name="Source_20_Text"><text:span text:style-name="T170">&gt;);</text:span></text:span></text:p>
            <text:p text:style-name="P87"><text:span text:style-name="Source_20_Text"/></text:p>
            <text:p text:style-name="P88"><text:span text:style-name="Source_20_Text"><text:span text:style-name="T176">to</text:span></text:span><text:span text:style-name="Source_20_Text"><text:span text:style-name="T177">Index(&lt;v</text:span></text:span><text:span text:style-name="Source_20_Text"><text:span text:style-name="T178">alue</text:span></text:span><text:span text:style-name="Source_20_Text"><text:span text:style-name="T177">&gt;);</text:span></text:span></text:p>
            <text:p text:style-name="P88"><text:span text:style-name="Source_20_Text"><text:span text:style-name="T170">toPropertyKey(&lt;</text:span></text:span><text:span text:style-name="Source_20_Text"><text:span text:style-name="T179">v</text:span></text:span><text:span text:style-name="Source_20_Text"><text:span text:style-name="T178">alue</text:span></text:span><text:span text:style-name="Source_20_Text"><text:span text:style-name="T170">&gt;);</text:span></text:span></text:p>
            <text:p text:style-name="P88"><text:span text:style-name="Source_20_Text"><text:span text:style-name="T180">toInteger(&lt;val</text:span></text:span><text:span text:style-name="Source_20_Text"><text:span text:style-name="T178">ue</text:span></text:span><text:span text:style-name="Source_20_Text"><text:span text:style-name="T180">&gt;);</text:span></text:span></text:p>
            <text:p text:style-name="P89"><text:span text:style-name="Source_20_Text"><text:span text:style-name="T181">toArray(v</text:span></text:span><text:span text:style-name="Source_20_Text"><text:span text:style-name="T178">alue</text:span></text:span><text:span text:style-name="Source_20_Text"><text:span text:style-name="T181">);</text:span></text:span></text:p>
            <text:p text:style-name="P61"><text:span text:style-name="Source_20_Text"><text:span text:style-name="T170">toObject(&lt;</text:span></text:span><text:span text:style-name="Source_20_Text"><text:span text:style-name="T174">value</text:span></text:span><text:span text:style-name="Source_20_Text"><text:span text:style-name="T170">&gt;);</text:span></text:span></text:p>
            <text:p text:style-name="P61"><text:span text:style-name="Source_20_Text"><text:span text:style-name="T170"/></text:span></text:p>
            <text:p text:style-name="P89"><text:span text:style-name="Source_20_Text"><text:span text:style-name="T177">isIndex(&lt;v</text:span></text:span><text:span text:style-name="Source_20_Text"><text:span text:style-name="T178">alue</text:span></text:span><text:span text:style-name="Source_20_Text"><text:span text:style-name="T177">&gt;);</text:span></text:span></text:p>
            <text:p text:style-name="P89"><text:span text:style-name="Source_20_Text"><text:span text:style-name="T170">isPropertyKey(&lt;</text:span></text:span><text:span text:style-name="Source_20_Text"><text:span text:style-name="T179">v</text:span></text:span><text:span text:style-name="Source_20_Text"><text:span text:style-name="T178">alue</text:span></text:span><text:span text:style-name="Source_20_Text"><text:span text:style-name="T170">&gt;);</text:span></text:span></text:p>
            <text:p text:style-name="P89"><text:span text:style-name="Source_20_Text"><text:span text:style-name="T170">isSameValue(&lt;</text:span></text:span><text:span text:style-name="Source_20_Text"><text:span text:style-name="T182">v</text:span></text:span><text:span text:style-name="Source_20_Text"><text:span text:style-name="T178">alue</text:span></text:span><text:span text:style-name="Source_20_Text"><text:span text:style-name="T182">1</text:span></text:span><text:span text:style-name="Source_20_Text"><text:span text:style-name="T170">&gt;,&lt;</text:span></text:span><text:span text:style-name="Source_20_Text"><text:span text:style-name="T182">v</text:span></text:span><text:span text:style-name="Source_20_Text"><text:span text:style-name="T178">alue</text:span></text:span><text:span text:style-name="Source_20_Text"><text:span text:style-name="T182">2</text:span></text:span><text:span text:style-name="Source_20_Text"><text:span text:style-name="T170">&gt;);</text:span></text:span></text:p>
            <text:p text:style-name="P90"><text:span text:style-name="Source_20_Text"><text:span text:style-name="T170">isSameValueZero(&lt;</text:span></text:span><text:span text:style-name="Source_20_Text"><text:span text:style-name="T174">value1</text:span></text:span><text:span text:style-name="Source_20_Text"><text:span text:style-name="T170">&gt;,&lt;</text:span></text:span><text:span text:style-name="Source_20_Text"><text:span text:style-name="T174">value2</text:span></text:span><text:span text:style-name="Source_20_Text"><text:span text:style-name="T170">&gt;);</text:span></text:span></text:p>
            <text:p text:style-name="P90"><text:span text:style-name="Source_20_Text"><text:span text:style-name="T170">isSameValueNonNumber(&lt;</text:span></text:span><text:span text:style-name="Source_20_Text"><text:span text:style-name="T174">val</text:span></text:span><text:span text:style-name="Source_20_Text"><text:span text:style-name="T183">ue</text:span></text:span><text:span text:style-name="Source_20_Text"><text:span text:style-name="T174">1</text:span></text:span><text:span text:style-name="Source_20_Text"><text:span text:style-name="T170">&gt;,&lt;</text:span></text:span><text:span text:style-name="Source_20_Text"><text:span text:style-name="T174">val</text:span></text:span><text:span text:style-name="Source_20_Text"><text:span text:style-name="T183">ue</text:span></text:span><text:span text:style-name="Source_20_Text"><text:span text:style-name="T174">2</text:span></text:span><text:span text:style-name="Source_20_Text"><text:span text:style-name="T170">&gt;);</text:span></text:span></text:p>
            <text:p text:style-name="P90"><text:span text:style-name="Source_20_Text"><text:span text:style-name="T170"/></text:span></text:p>
            <text:p text:style-name="P89"><text:span text:style-name="Source_20_Text"><text:span text:style-name="T184">type(&lt;value&gt;);</text:span></text:span></text:p>
            <text:p text:style-name="P89"><text:span text:style-name="Source_20_Text"><text:span text:style-name="T170">createDataProperty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80">val</text:span></text:span><text:span text:style-name="Source_20_Text"><text:span text:style-name="T178">ue</text:span></text:span><text:span text:style-name="Source_20_Text"><text:span text:style-name="T170">&gt;);</text:span></text:span></text:p>
            <text:p text:style-name="P89"><text:span text:style-name="Source_20_Text"><text:span text:style-name="T170">createMethodProperty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80">val</text:span></text:span><text:span text:style-name="Source_20_Text"><text:span text:style-name="T178">ue</text:span></text:span><text:span text:style-name="Source_20_Text"><text:span text:style-name="T170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1"><text:span text:style-name="Source_20_Text"><text:span text:style-name="T185">Cookie </text:span></text:span><text:span text:style-name="Source_20_Text"><text:span text:style-name="T186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2"><text:span text:style-name="Source_20_Text"><text:span text:style-name="T16">getCookie([name]);</text:span></text:span></text:p>
            <text:p text:style-name="P92"><text:span text:style-name="Source_20_Text"><text:span text:style-name="T16">hasCookie(&lt;name&gt;);</text:span></text:span></text:p>
            <text:p text:style-name="P93"><text:span text:style-name="Source_20_Text"><text:span text:style-name="T16">setCookie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text:span text:style-name="Source_20_Text"><text:span text:style-name="T16"> setCookie(&lt;name&gt;,&lt;value&gt;[,hours</text:span></text:span><text:span text:style-name="Source_20_Text"><text:span text:style-name="T187">=8760</text:span></text:span><text:span text:style-name="Source_20_Text"><text:span text:style-name="T16">[,path</text:span></text:span><text:span text:style-name="Source_20_Text"><text:span text:style-name="T187">="/"</text:span></text:span><text:span text:style-name="Source_20_Text"><text:span text:style-name="T16">[,domain[,secure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]);</text:span></text:span></text:p>
            <text:p text:style-name="P93"><text:span text:style-name="Source_20_Text"><text:span text:style-name="T16">removeCookie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/text:p>
            <text:p text:style-name="P94"><text:span text:style-name="Source_20_Text"><text:span text:style-name="T16">removeCookie(&lt;name&gt;[,path</text:span></text:span><text:span text:style-name="Source_20_Text"><text:span text:style-name="T187">="/"</text:span></text:span><text:span text:style-name="Source_20_Text"><text:span text:style-name="T16">[,domain[,secure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);</text:span></text:span></text:p>
            <text:p text:style-name="P93"><text:span text:style-name="Source_20_Text"><text:span text:style-name="T16">clearCookies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/text:p>
            <text:p text:style-name="P94"><text:span text:style-name="Source_20_Text"><text:span text:style-name="T16">clearCookies([path</text:span></text:span><text:span text:style-name="Source_20_Text"><text:span text:style-name="T187">="/"</text:span></text:span><text:span text:style-name="Source_20_Text"><text:span text:style-name="T16">[,domain[,</text:span></text:span><text:span text:style-name="Source_20_Text"><text:span text:style-name="T190">sec</text:span></text:span><text:span text:style-name="Source_20_Text"><text:span text:style-name="T16">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5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6"><text:span text:style-name="Source_20_Text"><text:span text:style-name="T16">getText(&lt;url&gt;,&lt;success&gt;);</text:span></text:span></text:p>
            <text:p text:style-name="P96"><text:span text:style-name="Source_20_Text"><text:span text:style-name="T16">getJson(&lt;url&gt;,&lt;success&gt;);</text:span></text:span></text:p>
            <text:p text:style-name="P96"><text:span text:style-name="Source_20_Text"><text:span text:style-name="T16"/></text:span></text:p>
            <text:p text:style-name="P97"><text:span text:style-name="Source_20_Text"><text:span text:style-name="T16">ajax(&lt;Options obj</text:span></text:span><text:span text:style-name="Source_20_Text"><text:span text:style-name="T188">ect</text:span></text:span><text:span text:style-name="Source_20_Text"><text:span text:style-name="T16">&gt;);</text:span></text:span></text:p>
            <text:p text:style-name="P98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7">string</text:span></text:span><text:span text:style-name="Source_20_Text"><text:span text:style-name="T16">, data: </text:span></text:span><text:span text:style-name="Source_20_Text"><text:span text:style-name="T37">string</text:span></text:span><text:span text:style-name="Source_20_Text"><text:span text:style-name="T16">, queryType: </text:span></text:span><text:span text:style-name="Source_20_Text"><text:span text:style-name="T37">*"ajax"/"cors"</text:span></text:span><text:span text:style-name="Source_20_Text"><text:span text:style-name="T16">, type: </text:span></text:span><text:span text:style-name="Source_20_Text"><text:span text:style-name="T37">*"get"/"post"</text:span></text:span><text:span text:style-name="Source_20_Text"><text:span text:style-name="T16">, success: </text:span></text:span><text:span text:style-name="Source_20_Text"><text:span text:style-name="T37">function</text:span></text:span><text:span text:style-name="Source_20_Text"><text:span text:style-name="T16">, error: </text:span></text:span><text:span text:style-name="Source_20_Text"><text:span text:style-name="T37">function</text:span></text:span><text:span text:style-name="Source_20_Text"><text:span text:style-name="T16">, format: </text:span></text:span><text:span text:style-name="Source_20_Text"><text:span text:style-name="T37">*"text"/"json"/"xml"</text:span></text:span><text:span text:style-name="Source_20_Text"><text:span text:style-name="T16">, user: </text:span></text:span><text:span text:style-name="Source_20_Text"><text:span text:style-name="T37">string</text:span></text:span><text:span text:style-name="Source_20_Text"><text:span text:style-name="T16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8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99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9">V3.1.0</text:p>
          </table:table-cell>
          <table:table-cell table:style-name="Table3.A2" office:value-type="string">
            <text:p text:style-name="P99">v3.8.0</text:p>
          </table:table-cell>
          <table:table-cell table:style-name="Table3.C2" office:value-type="string">
            <text:p text:style-name="P100">v5.6.0</text:p>
          </table:table-cell>
        </table:table-row>
        <table:table-row>
          <table:table-cell table:style-name="Table3.A3" office:value-type="string">
            <text:p text:style-name="P101">Array.from();</text:p>
            <text:p text:style-name="P101">Array.of();</text:p>
            <text:p text:style-name="P102">Array.prototype.copyWithin();</text:p>
            <text:p text:style-name="P102">Array.prototype.fill();</text:p>
            <text:p text:style-name="P101">Array.prototype.find();</text:p>
            <text:p text:style-name="P101">Array.prototype.findIndex();</text:p>
            <text:p text:style-name="P101">Object.create();</text:p>
            <text:p text:style-name="P102">String.fromCodePoint();</text:p>
            <text:p text:style-name="P102">String.prototype.codePointAt();</text:p>
            <text:p text:style-name="P103">String.prototype.endsWith();</text:p>
            <text:p text:style-name="P102">String.prototype.startsWith();</text:p>
            <text:p text:style-name="P104">Math.acosh();</text:p>
            <text:p text:style-name="P104">Math.asinh();</text:p>
            <text:p text:style-name="P104">Math.atanh();</text:p>
            <text:p text:style-name="P104">Math.cbrt();</text:p>
            <text:p text:style-name="P104">Math.clz32();</text:p>
            <text:p text:style-name="P104">Math.cosh();</text:p>
            <text:p text:style-name="P104">Math.expm1();</text:p>
            <text:p text:style-name="P104">Math.fround();</text:p>
            <text:p text:style-name="P104">Math.hypot();</text:p>
            <text:p text:style-name="P104">Math.imul();</text:p>
            <text:p text:style-name="P104">Math.log1p();</text:p>
            <text:p text:style-name="P104">Math.log10();</text:p>
            <text:p text:style-name="P104">Math.log2();</text:p>
            <text:p text:style-name="P104">Math.sign();</text:p>
            <text:p text:style-name="P104">Math.sinh();</text:p>
            <text:p text:style-name="P104">Math.tanh();</text:p>
            <text:p text:style-name="P104">Math.trunc();</text:p>
            <text:p text:style-name="P101">Number.EPSILON;</text:p>
            <text:p text:style-name="P105">Number.isNaN(); <text:span text:style-name="T191">and</text:span><text:span text:style-name="T192"> </text:span>isNaN();</text:p>
            <text:p text:style-name="P101">Number.isInteger();</text:p>
            <text:p text:style-name="P101">Number.isFinite();</text:p>
            <text:p text:style-name="P55">Number.isSafeInteger();</text:p>
            <text:p text:style-name="P55">Number.parseInt();</text:p>
            <text:p text:style-name="P101">Number.parseFloat();</text:p>
          </table:table-cell>
          <table:table-cell table:style-name="Table3.B3" office:value-type="string">
            <text:p text:style-name="P102"/>
            <text:p text:style-name="P106"><text:span text:style-name="Source_20_Text"><text:span text:style-name="T193">Array.prototype.values();</text:span></text:span></text:p>
            <text:p text:style-name="P106"><text:span text:style-name="Source_20_Text"><text:span text:style-name="T193"/></text:span></text:p>
            <text:p text:style-name="P106"><text:span text:style-name="Source_20_Text"><text:span text:style-name="T193">Array.prototype.includes();</text:span></text:span></text:p>
            <text:p text:style-name="P106"/>
            <text:p text:style-name="P103"><text:span text:style-name="Source_20_Text"><text:span text:style-name="T193">ChildNode.after();</text:span></text:span><text:line-break/><text:span text:style-name="Source_20_Text"><text:span text:style-name="T193">ChildNode.before();</text:span></text:span><text:line-break/><text:span text:style-name="Source_20_Text"><text:span text:style-name="T193">ChildNode.remove();</text:span></text:span><text:line-break/><text:span text:style-name="Source_20_Text"><text:span text:style-name="T193">ChildNode.replaceWith();</text:span></text:span></text:p>
            <text:p text:style-name="P106"/>
            <text:p text:style-name="P103"><text:span text:style-name="Source_20_Text"><text:span text:style-name="T193">Element.prototype.closest();<text:line-break/>Element.prototype.getAttributeNames();</text:span></text:span></text:p>
            <text:p text:style-name="P103"><text:span text:style-name="Source_20_Text"><text:span text:style-name="T193">Element.prototype.matches();</text:span></text:span></text:p>
            <text:p text:style-name="P103"><text:span text:style-name="Source_20_Text"><text:span text:style-name="T193">Element.prototype.toggleAttribute();</text:span></text:span></text:p>
            <text:p text:style-name="P106"/>
            <text:p text:style-name="P103"><text:span text:style-name="Source_20_Text"><text:span text:style-name="T193">ParentNode.append();</text:span></text:span></text:p>
            <text:p text:style-name="P103"><text:span text:style-name="Source_20_Text"><text:span text:style-name="T193"/></text:span></text:p>
            <text:p text:style-name="P103"><text:span text:style-name="Source_20_Text"><text:span text:style-name="T193">ParentNode.prepend();</text:span></text:span><text:line-break/><text:line-break/><text:span text:style-name="Source_20_Text"><text:span text:style-name="T193">String.prototype[Symbol.iterator]();</text:span></text:span></text:p>
            <text:p text:style-name="P106"><text:span text:style-name="Source_20_Text"><text:span text:style-name="T193">String.prototype.includes();</text:span></text:span></text:p>
            <text:p text:style-name="P106"><text:span text:style-name="Source_20_Text"><text:span text:style-name="T193">String.prototype.repeat();</text:span></text:span><text:line-break/></text:p>
            <text:p text:style-name="P102"><text:span text:style-name="Source_20_Text"><text:span text:style-name="T193">NodeList.prototype.forEach();</text:span></text:span><text:line-break/></text:p>
            <text:p text:style-name="P106"><text:span text:style-name="Source_20_Text"><text:span text:style-name="T193">Object.assign();</text:span></text:span></text:p>
            <text:p text:style-name="P103"><text:span text:style-name="Source_20_Text"><text:span text:style-name="T193">Object.entries();</text:span></text:span><text:line-break/></text:p>
            <text:p text:style-name="P103"><text:span text:style-name="Source_20_Text"><text:span text:style-name="T193">Object.getOwnPropertyDescriptors();</text:span></text:span><text:line-break/><text:span text:style-name="Source_20_Text"><text:span text:style-name="T193">Object.values();</text:span></text:span><text:line-break/></text:p>
            <text:p text:style-name="P102"><text:span text:style-name="Source_20_Text"><text:span text:style-name="T193">RegExp.prototype.flags;</text:span></text:span><text:line-break/></text:p>
            <text:p text:style-name="P102"><text:span text:style-name="Source_20_Text"><text:span text:style-name="T193">window.screenLeft;</text:span></text:span><text:line-break/><text:span text:style-name="Source_20_Text"><text:span text:style-name="T193">window.screenTop;</text:span></text:span></text:p>
          </table:table-cell>
          <table:table-cell table:style-name="Table3.C3" office:value-type="string">
            <text:p text:style-name="P101">Array.prototype.at();</text:p>
            <text:p text:style-name="P101"/>
            <text:p text:style-name="P101">Array.prototype.findLast();</text:p>
            <text:p text:style-name="P101">Array.prototype.findLastIndex();</text:p>
            <text:p text:style-name="P101"/>
            <text:p text:style-name="P101">Array.prototype.flat();</text:p>
            <text:p text:style-name="P101">Array.prototype.flatMap();</text:p>
            <text:p text:style-name="P101"/>
            <text:p text:style-name="P101">Array.prototype.group();</text:p>
            <text:p text:style-name="P101">Array.prototype.groupToMap();</text:p>
            <text:p text:style-name="P101"/>
            <text:p text:style-name="P101">Number.MIN_SAFE_INTEGER;</text:p>
            <text:p text:style-name="P101">Number.MAX_SAFE_INTEGER;</text:p>
            <text:p text:style-name="P101"/>
            <text:p text:style-name="P101">Object.fromEntries();</text:p>
            <text:p text:style-name="P101"/>
            <text:p text:style-name="P101">Object.is();</text:p>
            <text:p text:style-name="P101"/>
            <text:p text:style-name="P107">String.prototype.at();</text:p>
            <text:p text:style-name="P101">String.prototype.matchAll();</text:p>
            <text:p text:style-name="P101"/>
            <text:p text:style-name="P101">String.prototype.padStart();</text:p>
            <text:p text:style-name="P101">String.prototype.padEnd();</text:p>
            <text:p text:style-name="P101"/>
            <text:p text:style-name="P101">String.prototype.replaceAll();</text:p>
            <text:p text:style-name="P101"/>
            <text:p text:style-name="P101">String.prototype.trimStart();</text:p>
            <text:p text:style-name="P101">String.prototype.trimLeft();</text:p>
            <text:p text:style-name="P101">String.prototype.trimEnd();</text:p>
            <text:p text:style-name="P101">String.prototype.trimRight();</text:p>
            <text:p text:style-name="P101"/>
            <text:p text:style-name="P101">Typedarray.prototype.at();</text:p>
            <text:p text:style-name="P55">TypedArray.prototype.findLast();</text:p>
            <text:p text:style-name="P55">TypedArray.prototype.findLastIndex();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8T16:06:41.132815100</dc:date>
    <meta:print-date>2025-04-25T17:03:53.309698800</meta:print-date>
    <meta:editing-cycles>819</meta:editing-cycles>
    <meta:editing-duration>PT19H17M24S</meta:editing-duration>
    <meta:printed-by>PDF files</meta:printed-by>
    <meta:document-statistic meta:table-count="4" meta:image-count="0" meta:object-count="0" meta:page-count="4" meta:paragraph-count="325" meta:word-count="463" meta:character-count="9273" meta:non-whitespace-character-count="9109"/>
    <meta:template xlink:type="simple" xlink:actuate="onRequest" xlink:title="" xlink:href="Normal.dotm"/>
  </office:meta>
</office:document-meta>
</file>